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110000020A7DD23C90D5FB69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cc66" draw:opacity="100%" draw:textarea-horizontal-align="justify" draw:textarea-vertical-align="middle" draw:auto-grow-height="false" fo:min-height="14.19cm" fo:min-width="17.35cm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1.677cm" fo:min-width="3.3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.846cm" fo:min-width="2.7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 fo:min-height="12.591cm" fo:min-width="4.567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fo:min-height="0.85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1.496cm" fo:min-width="3.384cm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 fo:min-height="0.791cm" fo:min-width="2.65cm"/>
    </style:style>
    <style:style style:name="gr9" style:family="graphic" style:parent-style-name="standard">
      <style:graphic-properties draw:fill="solid" draw:fill-color="#9966cc" draw:textarea-horizontal-align="justify" draw:textarea-vertical-align="middle" draw:auto-grow-height="false" fo:min-height="6.114cm" fo:min-width="4.325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.086cm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 fo:min-height="0.197cm" fo:min-width="13.576cm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9.486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.02cm"/>
    </style:style>
    <style:style style:name="gr15" style:family="graphic" style:parent-style-name="standard">
      <style:graphic-properties draw:fill="solid" draw:fill-color="#cc9900" draw:textarea-horizontal-align="justify" draw:textarea-vertical-align="middle" draw:auto-grow-height="false" fo:min-height="1.646cm" fo:min-width="3.1cm"/>
    </style:style>
    <style:style style:name="gr16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.02cm"/>
    </style:style>
    <style:style style:name="gr17" style:family="graphic" style:parent-style-name="standard">
      <style:graphic-properties draw:fill="solid" draw:fill-color="#996600" draw:textarea-horizontal-align="justify" draw:textarea-vertical-align="middle" draw:auto-grow-height="false" fo:min-height="0.102cm" fo:min-width="0.875cm"/>
    </style:style>
    <style:style style:name="gr18" style:family="graphic" style:parent-style-name="standard" style:list-style-name="L1">
      <style:graphic-properties draw:stroke="dash" draw:stroke-dash="Fine_20_Dashed" draw:fill="solid" draw:fill-color="#786ef8" draw:textarea-horizontal-align="justify" draw:textarea-vertical-align="middle" draw:auto-grow-height="false" fo:min-height="0.791cm" fo:min-width="3.263cm"/>
    </style:style>
    <style:style style:name="gr19" style:family="graphic" style:parent-style-name="standard" style:list-style-name="L1">
      <style:graphic-properties draw:stroke="dash" draw:stroke-dash="Fine_20_Dashed" draw:fill="solid" draw:fill-color="#786ef8" draw:textarea-horizontal-align="justify" draw:textarea-vertical-align="middle" draw:auto-grow-height="false" fo:min-height="0.791cm" fo:min-width="3.314cm"/>
    </style:style>
    <style:style style:name="gr20" style:family="graphic" style:parent-style-name="standard" style:list-style-name="L1">
      <style:graphic-properties draw:stroke="dash" draw:stroke-dash="Fine_20_Dashed" draw:fill="solid" draw:fill-color="#786ef8" draw:textarea-horizontal-align="justify" draw:textarea-vertical-align="middle" draw:auto-grow-height="false" fo:min-height="0.791cm" fo:min-width="3.314cm"/>
    </style:style>
    <style:style style:name="gr21" style:family="graphic" style:parent-style-name="standard" style:list-style-name="L1">
      <style:graphic-properties draw:stroke="dash" draw:stroke-dash="Fine_20_Dashed" draw:fill="solid" draw:fill-color="#786ef8" draw:textarea-horizontal-align="justify" draw:textarea-vertical-align="middle" draw:auto-grow-height="false" fo:min-height="0.791cm" fo:min-width="3.335cm"/>
    </style:style>
    <style:style style:name="gr22" style:family="graphic" style:parent-style-name="standard" style:list-style-name="L1">
      <style:graphic-properties draw:stroke="dash" draw:stroke-dash="Fine_20_Dashed" draw:fill="solid" draw:fill-color="#786ef8" draw:textarea-horizontal-align="justify" draw:textarea-vertical-align="middle" draw:auto-grow-height="false" fo:min-height="0.791cm" fo:min-width="3.386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.637cm"/>
    </style:style>
    <style:style style:name="gr24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 fo:min-height="3.636cm" fo:min-width="6.405cm"/>
    </style:style>
    <style:style style:name="gr26" style:family="graphic" style:parent-style-name="standard">
      <style:graphic-properties draw:fill="solid" draw:fill-color="#9999ff" draw:textarea-horizontal-align="justify" draw:textarea-vertical-align="middle" draw:auto-grow-height="false" fo:min-height="2.396cm" fo:min-width="2.574cm"/>
    </style:style>
    <style:style style:name="gr27" style:family="graphic" style:parent-style-name="standard">
      <style:graphic-properties draw:fill="solid" draw:fill-color="#9999ff" draw:textarea-horizontal-align="justify" draw:textarea-vertical-align="middle" draw:auto-grow-height="false" fo:min-height="2.396cm" fo:min-width="1.492cm"/>
    </style:style>
    <style:style style:name="gr28" style:family="graphic" style:parent-style-name="standard" style:list-style-name="L1">
      <style:graphic-properties draw:stroke="dash" draw:stroke-dash="Fine_20_Dashed" draw:fill="solid" draw:fill-color="#9999ff" draw:textarea-horizontal-align="justify" draw:textarea-vertical-align="middle" draw:auto-grow-height="false" fo:min-height="0.434cm" fo:min-width="2.099cm"/>
    </style:style>
    <style:style style:name="gr29" style:family="graphic" style:parent-style-name="standard" style:list-style-name="L1">
      <style:graphic-properties draw:stroke="dash" draw:stroke-dash="Fine_20_Dashed" draw:fill="solid" draw:fill-color="#9999ff" draw:textarea-horizontal-align="justify" draw:textarea-vertical-align="middle" draw:auto-grow-height="false" fo:min-height="0.434cm" fo:min-width="2.101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1.128cm"/>
    </style:style>
    <style:style style:name="gr32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3.734cm"/>
    </style:style>
    <style:style style:name="gr33" style:family="graphic" style:parent-style-name="standard">
      <style:graphic-properties draw:fill="solid" draw:fill-color="#ff950e" draw:textarea-horizontal-align="justify" draw:textarea-vertical-align="middle" draw:auto-grow-height="false" fo:min-height="0.75cm" fo:min-width="5.182cm"/>
    </style:style>
    <style:style style:name="gr34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2.211cm"/>
    </style:style>
    <style:style style:name="gr35" style:family="graphic" style:parent-style-name="standard">
      <style:graphic-properties draw:fill="solid" draw:fill-color="#e6e6e6" draw:textarea-horizontal-align="justify" draw:textarea-vertical-align="middle" draw:auto-grow-height="false" fo:min-height="7.727cm" fo:min-width="3.3cm"/>
    </style:style>
    <style:style style:name="gr36" style:family="graphic" style:parent-style-name="standard">
      <style:graphic-properties draw:fill="solid" draw:fill-color="#666666" draw:textarea-horizontal-align="justify" draw:textarea-vertical-align="middle" draw:auto-grow-height="false" fo:min-height="0.119cm" fo:min-width="2.124cm"/>
    </style:style>
    <style:style style:name="gr37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1.8cm"/>
    </style:style>
    <style:style style:name="gr38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1.149cm"/>
    </style:style>
    <style:style style:name="gr39" style:family="graphic" style:parent-style-name="standard">
      <style:graphic-properties draw:fill="solid" draw:fill-color="#9999ff" draw:textarea-horizontal-align="justify" draw:textarea-vertical-align="middle" draw:auto-grow-height="false" fo:min-height="1.113cm" fo:min-width="2.574cm"/>
    </style:style>
    <style:style style:name="gr40" style:family="graphic" style:parent-style-name="standard">
      <style:graphic-properties draw:fill="solid" draw:fill-color="#9999ff" draw:textarea-horizontal-align="justify" draw:textarea-vertical-align="middle" draw:auto-grow-height="false" fo:min-height="1.874cm" fo:min-width="2.22cm"/>
    </style:style>
    <style:style style:name="gr41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.918cm"/>
    </style:style>
    <style:style style:name="gr42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3.734cm"/>
    </style:style>
    <style:style style:name="gr4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00ccff" draw:textarea-horizontal-align="justify" draw:textarea-vertical-align="middle" draw:auto-grow-height="false" fo:min-height="0cm" fo:min-width="3.537cm"/>
    </style:style>
    <style:style style:name="gr45" style:family="graphic" style:parent-style-name="standard">
      <style:graphic-properties draw:fill="solid" draw:fill-color="#ff950e" draw:textarea-horizontal-align="justify" draw:textarea-vertical-align="middle" draw:auto-grow-height="false" fo:min-height="0.75cm" fo:min-width="2.62cm"/>
    </style:style>
    <style:style style:name="gr46" style:family="graphic" style:parent-style-name="standard">
      <style:graphic-properties draw:fill="solid" draw:fill-color="#00ccff" draw:textarea-horizontal-align="justify" draw:textarea-vertical-align="middle" draw:auto-grow-height="false" fo:min-height="0cm" fo:min-width="2.755cm"/>
    </style:style>
    <style:style style:name="gr47" style:family="graphic" style:parent-style-name="standard">
      <style:graphic-properties draw:fill-color="#00ccff" draw:textarea-horizontal-align="justify" draw:textarea-vertical-align="middle" draw:auto-grow-height="false" fo:min-height="0cm" fo:min-width="7.508cm"/>
    </style:style>
    <style:style style:name="gr48" style:family="graphic" style:parent-style-name="standard">
      <style:graphic-properties draw:fill-color="#00ccff" draw:textarea-horizontal-align="justify" draw:textarea-vertical-align="middle" draw:auto-grow-height="false" fo:min-height="4.146cm" fo:min-width="0cm"/>
    </style:style>
    <style:style style:name="gr49" style:family="graphic" style:parent-style-name="standard">
      <style:graphic-properties draw:fill-color="#00ccff" draw:textarea-horizontal-align="justify" draw:textarea-vertical-align="middle" draw:auto-grow-height="false" fo:min-height="0.239cm" fo:min-width="1.203cm"/>
    </style:style>
    <style:style style:name="gr50" style:family="graphic" style:parent-style-name="standard">
      <style:graphic-properties draw:stroke="none" draw:fill-color="#00ccff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draw:fill-color="#ffcc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33cc66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786ef8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solid" draw:fill-color="#9999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9966c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2" style:family="paragraph">
      <loext:graphic-properties draw:fill="solid" draw:fill-color="#ffcc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="solid" draw:fill-color="#996600"/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style:font-name="Liberation Sans" fo:font-size="18pt" style:letter-kerning="true" style:font-size-asian="18pt" style:font-size-complex="18pt"/>
    </style:style>
    <style:style style:name="P16" style:family="paragraph">
      <loext:graphic-properties draw:fill="solid" draw:fill-color="#786ef8"/>
      <style:paragraph-properties fo:margin-left="0cm" fo:margin-right="0cm" fo:text-align="center" fo:text-indent="0cm"/>
      <style:text-properties style:font-name="Liberation Sans" fo:font-size="18pt" style:letter-kerning="true" style:font-size-asian="18pt" style:font-size-complex="18pt"/>
    </style:style>
    <style:style style:name="P17" style:family="paragraph">
      <loext:graphic-properties draw:fill-color="#9999ff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solid" draw:fill-color="#ffcc00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4pt" style:letter-kerning="true" style:font-size-asian="14pt" style:font-size-complex="14pt"/>
    </style:style>
    <style:style style:name="P21" style:family="paragraph">
      <loext:graphic-properties draw:fill="solid" draw:fill-color="#9999ff"/>
      <style:paragraph-properties fo:margin-left="0cm" fo:margin-right="0cm" fo:text-align="center" fo:text-indent="0cm"/>
      <style:text-properties style:font-name="Liberation Sans" fo:font-size="14pt" style:letter-kerning="true" style:font-size-asian="14pt" style:font-size-complex="14pt"/>
    </style:style>
    <style:style style:name="P22" style:family="paragraph">
      <loext:graphic-properties draw:fill="solid" draw:fill-color="#ff950e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solid" draw:fill-color="#00ccff"/>
      <style:paragraph-properties fo:text-align="center"/>
    </style:style>
    <style:style style:name="P24" style:family="paragraph">
      <loext:graphic-properties draw:fill-color="#00ccff"/>
      <style:paragraph-properties fo:text-align="center"/>
    </style:style>
    <style:style style:name="P25" style:family="paragraph">
      <loext:graphic-properties draw:fill-color="#ffcc00"/>
      <style:paragraph-properties fo:text-align="center"/>
    </style:style>
    <style:style style:name="T1" style:family="text">
      <style:text-properties fo:font-size="10pt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cm" svg:height="14.44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cm" svg:height="1.927cm" svg:x="20.956cm" svg:y="3.641cm">
          <text:p text:style-name="P2">LUT</text:p>
          <text:p text:style-name="P2">Memo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1.096cm" svg:x="7.8cm" svg:y="17.904cm">
          <text:p text:style-name="P2"><text:span text:style-name="T1">Peripheral 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7cm" svg:height="1.1cm" svg:x="14.762cm" svg:y="1.399cm">
          <draw:text-box>
            <text:p><text:span text:style-name="T2">openGFX430</text:span></text:p>
          </draw:text-box>
        </draw:frame>
        <draw:custom-shape draw:style-name="gr5" draw:text-style-name="P5" draw:layer="layout" svg:width="5.067cm" svg:height="12.841cm" svg:x="2.45cm" svg:y="2.0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049cm" svg:height="1.1cm" svg:x="2.438cm" svg:y="2.108cm">
          <draw:text-box>
            <text:p><text:span text:style-name="T3">Registers</text:span></text:p>
          </draw:text-box>
        </draw:frame>
        <draw:custom-shape draw:style-name="gr7" draw:text-style-name="P7" draw:layer="layout" svg:width="3.884cm" svg:height="1.746cm" svg:x="3.021cm" svg:y="12.675cm">
          <text:p text:style-name="P2"><text:span text:style-name="T4">GPU</text:span></text:p>
          <text:p text:style-name="P2"><text:span text:style-name="T4">Command FIF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15cm" svg:height="1.041cm" svg:x="3.021cm" svg:y="11.324cm">
          <text:p text:style-name="P2"><text:span text:style-name="T4">Video #1</text:span></text:p>
          <text:p text:style-name="P2"><text:span text:style-name="T4">Memory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825cm" svg:height="6.364cm" svg:x="9.394cm" svg:y="4.299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7cm" svg:height="0.3cm" draw:transform="rotate (-1.5707963267949) translate (9.55cm 17.186cm)">
          <text:p/>
          <draw:enhanced-geometry svg:viewBox="0 0 21600 21600" draw:text-areas="?f5 ?f1 ?f6 ?f3" draw:type="left-right-arrow" draw:modifiers="5084.16547788873 4879.734219269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14.8cm" svg:height="0.9cm" svg:x="1.9cm" svg:y="16.5cm">
          <text:p/>
          <draw:enhanced-geometry svg:viewBox="0 0 21600 21600" draw:text-areas="?f5 ?f1 ?f6 ?f3" draw:type="left-right-arrow" draw:modifiers="1066.47432955216 5441.953385127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1" draw:layer="layout" svg:width="2.8cm" svg:height="0.645cm" svg:x="7.592cm" svg:y="16.604cm">
          <draw:text-box>
            <text:p><text:span text:style-name="T5">Peripheral bus</text:span></text:p>
          </draw:text-box>
        </draw:frame>
        <draw:custom-shape draw:style-name="gr13" draw:text-style-name="P12" draw:layer="layout" svg:width="10.102cm" svg:height="0.489cm" svg:x="7.003cm" svg:y="10.987cm">
          <text:p/>
          <draw:enhanced-geometry svg:viewBox="0 0 21600 21600" draw:text-areas="?f5 ?f1 ?f6 ?f3" draw:type="left-right-arrow" draw:modifiers="376.9821481998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3.2cm" svg:height="1.096cm" svg:x="12.1cm" svg:y="17.904cm">
          <text:p text:style-name="P2"><text:span text:style-name="T6">Peripheral #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7cm" svg:height="0.3cm" draw:transform="rotate (-1.5707963267949) translate (13.858cm 17.186cm)">
          <text:p/>
          <draw:enhanced-geometry svg:viewBox="0 0 21600 21600" draw:text-areas="?f5 ?f1 ?f6 ?f3" draw:type="left-right-arrow" draw:modifiers="5084.16547788873 4879.734219269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3.6cm" svg:height="1.896cm" svg:x="3.2cm" svg:y="17.904cm">
          <text:p text:style-name="P2"><text:span text:style-name="T7">openMSP430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7cm" svg:height="0.398cm" draw:transform="rotate (-1.5707963267949) translate (5.198cm 17.186cm)">
          <text:p/>
          <draw:enhanced-geometry svg:viewBox="0 0 21600 21600" draw:mirror-horizontal="false" draw:mirror-vertical="false" draw:text-areas="?f5 ?f1 ?f6 ?f3" draw:type="left-right-arrow" draw:modifiers="6994.57917261056 4276.6917293233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4" draw:layer="layout" svg:width="1.815cm" svg:height="0.606cm" draw:transform="rotate (-1.5707963267949) translate (5.306cm 14.882cm)">
          <text:p/>
          <draw:enhanced-geometry svg:viewBox="0 0 21600 21600" draw:mirror-horizontal="false" draw:mirror-vertical="false" draw:text-areas="?f5 ?f1 ?f6 ?f3" draw:type="left-right-arrow" draw:modifiers="3841.85022026432 4554.859967051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6" draw:layer="layout" svg:width="3.763cm" svg:height="1.041cm" svg:x="2.989cm" svg:y="3.524cm">
          <text:p text:style-name="P15"><text:span text:style-name="T4">General</text:span></text:p>
          <text:p text:style-name="P15"><text:span text:style-name="T4">ctrl/status/ir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15cm" svg:height="1.041cm" svg:x="3.021cm" svg:y="10.024cm">
          <text:p text:style-name="P2"><text:span text:style-name="T4">Video #0</text:span></text:p>
          <text:p text:style-name="P2"><text:span text:style-name="T4">Memory interfa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814cm" svg:height="1.041cm" svg:x="2.989cm" svg:y="4.824cm">
          <text:p text:style-name="P15"><text:span text:style-name="T4">Display 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3.814cm" svg:height="1.041cm" svg:x="2.989cm" svg:y="6.124cm">
          <text:p text:style-name="P15"><text:span text:style-name="T4">Screen interface</text:span></text:p>
          <text:p text:style-name="P15"><text:span text:style-name="T4">config (LT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3.835cm" svg:height="1.041cm" svg:x="2.989cm" svg:y="7.424cm">
          <text:p text:style-name="P15"><text:span text:style-name="T4">LUT</text:span></text:p>
          <text:p text:style-name="P15"><text:span text:style-name="T4">Memory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3.886cm" svg:height="1.041cm" svg:x="2.989cm" svg:y="8.724cm">
          <text:p text:style-name="P15"><text:span text:style-name="T4">Frame pointers</text:span></text:p>
          <text:p text:style-name="P15"><text:span text:style-name="T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2.029cm" svg:height="0.408cm" draw:transform="rotate (1.5707963267949) translate (6.597cm 12.2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8" draw:layer="layout" svg:width="0.408cm" svg:height="0.3cm" svg:x="6.171cm" svg:y="10.449cm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8" draw:layer="layout" svg:width="0.408cm" svg:height="0.3cm" svg:x="6.172cm" svg:y="11.65cm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4.794cm" svg:height="1.1cm" svg:x="9.438cm" svg:y="4.304cm">
          <draw:text-box>
            <text:p><text:span text:style-name="T3">Backend</text:span></text:p>
          </draw:text-box>
        </draw:frame>
        <draw:custom-shape draw:style-name="gr25" draw:text-style-name="P8" draw:layer="layout" svg:width="6.905cm" svg:height="3.886cm" svg:x="9.129cm" svg:y="11.659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341cm" svg:height="1.1cm" svg:x="9.438cm" svg:y="11.58cm">
          <draw:text-box>
            <text:p><text:span text:style-name="T3">GPU</text:span></text:p>
          </draw:text-box>
        </draw:frame>
        <draw:custom-shape draw:style-name="gr26" draw:text-style-name="P7" draw:layer="layout" svg:width="3.074cm" svg:height="2.646cm" svg:x="9.802cm" svg:y="12.552cm"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04cm" svg:height="1.1cm" svg:x="9.812cm" svg:y="12.58cm">
          <draw:text-box>
            <text:p><text:span text:style-name="T4">Registers</text:span></text:p>
          </draw:text-box>
        </draw:frame>
        <draw:custom-shape draw:style-name="gr27" draw:text-style-name="P7" draw:layer="layout" svg:width="1.992cm" svg:height="2.646cm" svg:x="13.384cm" svg:y="12.552cm">
          <text:p text:style-name="P19"><text:span text:style-name="T4">DMA</text:span></text:p>
          <text:p text:style-name="P19"><text:span text:style-name="T4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.599cm" svg:height="0.684cm" svg:x="10.08cm" svg:y="13.402cm">
          <text:p text:style-name="P20"><text:span text:style-name="T8">GPU 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draw:layer="layout" svg:width="2.601cm" svg:height="0.684cm" svg:x="10.08cm" svg:y="14.302cm">
          <text:p text:style-name="P20"><text:span text:style-name="T8">GPU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" draw:layer="layout" svg:width="4.266cm" svg:height="4.209cm" svg:x="20.859cm" svg:y="5.915cm">
          <draw:image xlink:href="Pictures/10000201000002110000020A7DD23C90D5FB69BE.png" xlink:type="simple" xlink:show="embed" xlink:actuate="onLoad">
            <text:p/>
          </draw:image>
        </draw:frame>
        <draw:custom-shape draw:style-name="gr31" draw:text-style-name="P12" draw:layer="layout" svg:width="1.736cm" svg:height="0.489cm" svg:x="15.369cm" svg:y="13.633cm">
          <text:p/>
          <draw:enhanced-geometry svg:viewBox="0 0 21600 21600" draw:text-areas="?f5 ?f1 ?f6 ?f3" draw:type="left-right-arrow" draw:modifiers="2179.34328358209 7449.7959183673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2" draw:layer="layout" svg:width="4.398cm" svg:height="0.489cm" svg:x="12.952cm" svg:y="9.333cm">
          <text:p/>
          <draw:enhanced-geometry svg:viewBox="0 0 21600 21600" draw:text-areas="?f5 ?f1 ?f6 ?f3" draw:type="left-right-arrow" draw:modifiers="1045.16129032258 6612.244897959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2" draw:layer="layout" svg:width="5.682cm" svg:height="1cm" draw:transform="rotate (1.5707963267949) translate (17.114cm 14.678cm)">
          <text:p text:style-name="P2"><text:span text:style-name="T3">Arbiter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891cm" svg:height="0.643cm" svg:x="18.115cm" svg:y="11.579cm">
          <text:p/>
          <draw:enhanced-geometry svg:viewBox="0 0 21600 21600" draw:text-areas="?f5 ?f1 ?f6 ?f3" draw:type="left-right-arrow" draw:modifiers="2179.34328358209 7449.7959183673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3.8cm" svg:height="7.977cm" svg:x="21.04cm" svg:y="10.516cm">
          <text:p text:style-name="P2">Video</text:p>
          <text:p text:style-name="P2">Memory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2.876cm" svg:height="0.9cm" svg:x="6.926cm" svg:y="13.101cm">
          <text:p/>
          <draw:enhanced-geometry svg:viewBox="0 0 21600 21600" draw:text-areas="?f5 ?f1 ?f6 ?f3" draw:type="left-right-arrow" draw:modifiers="2313.85974599669 6376.914539400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12" draw:layer="layout" svg:width="2.434cm" svg:height="0.568cm" svg:x="10.948cm" svg:y="7.854cm">
          <text:p/>
          <draw:enhanced-geometry svg:viewBox="0 0 21600 21600" draw:text-areas="?f5 ?f1 ?f6 ?f3" draw:type="left-right-arrow" draw:modifiers="1901.17647058824 7405.7142857142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12" draw:layer="layout" svg:width="1.713cm" svg:height="0.489cm" draw:transform="rotate (-1.57411245237369) translate (11.303cm 7.579cm)">
          <text:p/>
          <draw:enhanced-geometry svg:viewBox="0 0 21600 21600" draw:text-areas="?f5 ?f1 ?f6 ?f3" draw:type="left-right-arrow" draw:modifiers="2482.61376896149 5774.6938775510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7" draw:layer="layout" svg:width="3.074cm" svg:height="1.363cm" svg:x="9.877cm" svg:y="8.887cm">
          <text:p text:style-name="P19"><text:span text:style-name="T4">Frame Refresh</text:span></text:p>
          <text:p text:style-name="P19"><text:span text:style-name="T4">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draw:layer="layout" svg:width="2.434cm" svg:height="0.568cm" svg:x="10.949cm" svg:y="6.855cm">
          <text:p/>
          <draw:enhanced-geometry svg:viewBox="0 0 21600 21600" draw:text-areas="?f5 ?f1 ?f6 ?f3" draw:type="left-right-arrow" draw:modifiers="1901.17647058824 7405.7142857142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7" draw:layer="layout" svg:width="2.72cm" svg:height="2.124cm" svg:x="9.877cm" svg:y="5.426cm">
          <text:p text:style-name="P2"><text:span text:style-name="T4">LUT 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1.5cm" svg:height="0.568cm" svg:x="13.484cm" svg:y="7.356cm">
          <text:p/>
          <draw:enhanced-geometry svg:viewBox="0 0 21600 21600" draw:text-areas="?f5 ?f1 ?f6 ?f3" draw:type="left-right-arrow" draw:modifiers="3065.15656229181 7630.228471001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7" draw:layer="layout" svg:width="2.029cm" svg:height="0.408cm" draw:transform="rotate (1.5707963267949) translate (13.388cm 8.66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0" draw:layer="layout" svg:width="4.398cm" svg:height="0.489cm" svg:x="17.053cm" svg:y="7.333cm">
          <text:p/>
          <draw:enhanced-geometry svg:viewBox="0 0 21600 21600" draw:text-areas="?f5 ?f1 ?f6 ?f3" draw:type="left-right-arrow" draw:modifiers="1045.16129032258 6612.244897959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8" draw:layer="layout" svg:width="2.564cm" svg:height="1.918cm" svg:x="14.994cm" svg:y="6.624cm">
          <text:p text:style-name="P2"><text:span text:style-name="T9">Screen</text:span></text:p>
          <text:p text:style-name="P2"><text:span text:style-name="T9">interface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4.251cm" svg:height="0.568cm" svg:x="12.59cm" svg:y="5.556cm">
          <text:p/>
          <draw:enhanced-geometry svg:viewBox="0 0 21600 21600" draw:text-areas="?f5 ?f1 ?f6 ?f3" draw:type="left-right-arrow" draw:modifiers="1521.12676056338 6908.9630931458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22" draw:layer="layout" svg:width="3.12cm" svg:height="1cm" draw:transform="rotate (1.5707963267949) translate (16.514cm 6.249cm)">
          <text:p text:style-name="P2"><text:span text:style-name="T3">Arbiter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3.429cm" svg:height="0.568cm" svg:x="17.512cm" svg:y="4.357cm">
          <text:p/>
          <draw:enhanced-geometry svg:viewBox="0 0 21600 21600" draw:text-areas="?f5 ?f1 ?f6 ?f3" draw:type="left-right-arrow" draw:modifiers="1521.12676056338 6908.9630931458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24" draw:layer="layout" svg:width="8.099cm" svg:height="0.53cm" svg:x="8.415cm" svg:y="3.468cm">
          <text:p/>
          <draw:enhanced-geometry svg:viewBox="0 0 21600 21600" draw:text-areas="0 ?f0 ?f5 ?f2" draw:type="right-arrow" draw:modifiers="20960.1606627338 6671.186440677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4" draw:layer="layout" svg:width="0.204cm" svg:height="4.396cm" svg:x="8.337cm" svg:y="3.6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703cm" svg:height="0.489cm" svg:x="6.833cm" svg:y="7.7cm">
          <text:p/>
          <draw:enhanced-geometry svg:viewBox="0 0 21600 21600" draw:text-areas="0 ?f0 ?f5 ?f2" draw:mirror-horizontal="true" draw:type="right-arrow" draw:modifiers="19077.4647887324 6595.8041958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4" draw:layer="layout" svg:width="0.203cm" svg:height="0.194cm" svg:x="8.437cm" svg:y="3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173cm" svg:height="0.194cm" svg:x="8.364cm" svg:y="7.7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173cm" svg:height="0.167cm" svg:x="11.064cm" svg:y="8.0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8T18:34:38</meta:creation-date>
    <dc:date>2016-09-10T23:44:54.469355000</dc:date>
    <meta:editing-duration>PT8H35M56S</meta:editing-duration>
    <meta:editing-cycles>50</meta:editing-cycles>
    <meta:generator>LibreOffice_Vanilla/5.2.1.1$MacOSX_X86_64 LibreOffice_project/4afc24bb8402fb220914e41da1503f86441578cb</meta:gener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